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jpeg" manifest:full-path="Pictures/10000000000003180000002D0F1B4A86.jpg"/>
  <manifest:file-entry manifest:media-type="image/jpeg" manifest:full-path="Pictures/10000000000003180000008616BE54A7.jp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obyčejné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2.499cm" fo:margin-right="0cm" fo:text-align="center" style:justify-single-word="false" fo:text-indent="0cm" style:auto-text-indent="false"/>
      <style:text-properties fo:color="#ff420e" style:font-name="Arial" fo:font-size="14pt" fo:font-weight="bold" style:font-size-asian="14pt" style:font-weight-asian="bold" style:font-size-complex="14pt" style:font-weight-complex="bold"/>
    </style:style>
    <style:style style:name="P2" style:family="paragraph" style:parent-style-name="Frame_20_contents">
      <style:text-properties style:font-name="FreeSans1" fo:font-size="9pt" style:font-size-asian="9pt" style:font-size-complex="9pt"/>
    </style:style>
    <style:style style:name="P3" style:family="paragraph" style:parent-style-name="Frame_20_contents">
      <style:text-properties style:font-name="FreeSans1" fo:font-size="9pt" fo:font-weight="normal" style:font-size-asian="9pt" style:font-weight-asian="normal" style:font-size-complex="9pt" style:font-weight-complex="normal"/>
    </style:style>
    <style:style style:name="P4" style:family="paragraph" style:parent-style-name="Frame_20_contents">
      <style:text-properties style:font-name="FreeSans1" fo:font-size="9pt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P5" style:family="paragraph" style:parent-style-name="Frame_20_contents">
      <style:text-properties style:font-name="FreeSans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6" style:family="paragraph" style:parent-style-name="Frame_20_contents">
      <style:text-properties style:font-name="FreeSans1" fo:font-size="12pt" fo:font-weight="bold" style:font-size-asian="12pt" style:font-weight-asian="bold" style:font-size-complex="12pt" style:font-weight-complex="bold"/>
    </style:style>
    <style:style style:name="P7" style:family="paragraph" style:parent-style-name="Frame_20_contents">
      <style:text-properties style:font-name="FreeSans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Frame_20_contents" style:list-style-name="L1"/>
    <style:style style:name="P9" style:family="paragraph" style:parent-style-name="Frame_20_contents">
      <style:text-properties style:font-name="FreeSans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10" style:family="paragraph" style:parent-style-name="Frame_20_contents" style:list-style-name="L1">
      <style:text-properties style:font-name="FreeSans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11" style:family="paragraph" style:parent-style-name="Frame_20_contents" style:list-style-name="L1">
      <style:text-properties style:font-name="FreeSans1" fo:font-size="9pt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P12" style:family="paragraph" style:parent-style-name="Frame_20_contents">
      <style:text-properties style:font-name="FreeSans1" fo:font-size="12pt" fo:font-weight="bold" style:font-size-asian="12pt" style:font-weight-asian="bold" style:font-size-complex="12pt" style:font-weight-complex="bold"/>
    </style:style>
    <style:style style:name="P13" style:family="paragraph" style:parent-style-name="Frame_20_contents" style:list-style-name="L1"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14" style:family="paragraph" style:parent-style-name="Frame_20_contents" style:list-style-name="L1">
      <style:text-properties fo:font-size="9pt" fo:font-weight="normal" style:font-size-asian="9pt" style:font-weight-asian="normal" style:font-size-complex="9pt" style:font-weight-complex="normal"/>
    </style:style>
    <style:style style:name="P15" style:family="paragraph" style:parent-style-name="Frame_20_contents" style:list-style-name="L1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style:font-name="FreeSans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5" style:family="text"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6" style:family="text">
      <style:text-properties fo:font-style="normal" style:text-underline-style="none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6">ALLAN DE GUZMAN</text:p>
      <text:p text:style-name="P7">Application Developer <text:s/>- <text:s/>Research and Development</text:p>
      <text:p text:style-name="P2"><text:span text:style-name="T1">DATE:</text:span> October 15, 2012 – October 19, 2012</text:p>
      <text:p text:style-name="P6"/>
      <text:p text:style-name="P6">PROJECT NAME: <text:s/>PhilCecNet</text:p>
      <text:p text:style-name="P3"><text:span text:style-name="T2">TASKS ACCOMPLISHED FOR THIS WEEK</text:span><text:span text:style-name="T3"> </text:span></text:p>
      <text:list xml:id="list536996872" text:style-name="L1">
        <text:list-item>
          <text:list>
            <text:list-item>
              <text:p text:style-name="P10">Demo Link</text:p>
              <text:list>
                <text:list-item>
                  <text:p text:style-name="P8"><text:span text:style-name="T4">WEB: </text:span><text:a xlink:type="simple" xlink:href="http://infochat.cre8tivetech.com/wp-admin" office:target-frame-name="_blank" xlink:show="new">http://philcecnet.cre8tivetech.com/</text:a></text:p>
                </text:list-item>
                <text:list-item>
                  <text:p text:style-name="P8"><text:span text:style-name="T4">CMS: </text:span><text:a xlink:type="simple" xlink:href="http://infochat.cre8tivetech.com/wp-admin" office:target-frame-name="_blank" xlink:show="new">http://</text:a><text:a xlink:type="simple" xlink:href="http://infochat.cre8tivetech.com/wp-admin" office:target-frame-name="_blank" xlink:show="new">philcecnet.cre8tivetech.com</text:a><text:a xlink:type="simple" xlink:href="http://infochat.cre8tivetech.com/wp-admin" office:target-frame-name="_blank" xlink:show="new">/sitem8</text:a></text:p>
                  <text:list>
                    <text:list-item>
                      <text:p text:style-name="P10">user: philcec</text:p>
                    </text:list-item>
                    <text:list-item>
                      <text:p text:style-name="P8"><text:span text:style-name="T4">pass: voh$Bee2&amp;4</text:span></text:p>
                    </text:list-item>
                  </text:list>
                </text:list-item>
              </text:list>
            </text:list-item>
            <text:list-item>
              <text:p text:style-name="P8">Finish all of this</text:p>
              <text:list>
                <text:list-item>
                  <text:p text:style-name="P8">BUG Fixes</text:p>
                </text:list-item>
                <text:list-item>
                  <text:p text:style-name="P8">Client Request/Comments</text:p>
                </text:list-item>
              </text:list>
            </text:list-item>
            <text:list-item>
              <text:p text:style-name="P8">Waiting for Mam Annabelle Approval</text:p>
            </text:list-item>
            <text:list-item>
              <text:p text:style-name="P8">Finish Project</text:p>
            </text:list-item>
          </text:list>
        </text:list-item>
      </text:list>
      <text:p text:style-name="P6"/>
      <text:p text:style-name="P6">PROJECT NAME: <text:s/>Muntinlupa City Website and CMS</text:p>
      <text:p text:style-name="P3"><text:span text:style-name="T2">TASKS ACCOMPLISHED FOR THIS WEEK</text:span><text:span text:style-name="T3"> </text:span></text:p>
      <text:list xml:id="list1661792391" text:continue-numbering="true" text:style-name="L1">
        <text:list-item>
          <text:list>
            <text:list-item>
              <text:p text:style-name="P10">Demo Link</text:p>
              <text:list>
                <text:list-item>
                  <text:p text:style-name="P8"><text:span text:style-name="T4">WEB: </text:span><text:a xlink:type="simple" xlink:href="http://muntinlupa.cre8tivetech.com/">http://muntinlupa.cre8tivetech.com/</text:a><text:span text:style-name="T4"> </text:span></text:p>
                </text:list-item>
                <text:list-item>
                  <text:p text:style-name="P8"><text:span text:style-name="T4">CMS: </text:span><text:a xlink:type="simple" xlink:href="http://muntinlupa.cre8tivetech.com/admin/">http://muntinlupa.cre8tivetech.com/admin/</text:a></text:p>
                  <text:list>
                    <text:list-item>
                      <text:p text:style-name="P8">Admin Access</text:p>
                      <text:list>
                        <text:list-item>
                          <text:p text:style-name="P10">user: muntinlupaadmin</text:p>
                        </text:list-item>
                        <text:list-item>
                          <text:p text:style-name="P8"><text:span text:style-name="T4">pass: rug#e{B7)t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3">Accomplished</text:p>
              <text:list>
                <text:list-item>
                  <text:p text:style-name="P13">Uploaded all Images Received from Client c/o Sir Nhap</text:p>
                </text:list-item>
                <text:list-item>
                  <text:p text:style-name="P13">Updated Database</text:p>
                  <text:list>
                    <text:list-item>
                      <text:p text:style-name="P13">Update all links from muntinlupacity.gov.ph to demo host link for demo purposes</text:p>
                    </text:list-item>
                    <text:list-item>
                      <text:p text:style-name="P14"><text:span text:style-name="T6">Upgrade CMS to SiteM8 (NOTE: to be uploaded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"><text:soft-page-break/></text:p>
      <text:p text:style-name="P6">PROJECT NAME: <text:s/>PLDT Innolab</text:p>
      <text:p text:style-name="P3"><text:span text:style-name="T2">TASKS ACCOMPLISHED FOR THIS WEEK</text:span><text:span text:style-name="T3"> </text:span></text:p>
      <text:p text:style-name="P4"/>
      <text:list xml:id="list182454457" text:continue-numbering="true" text:style-name="L1">
        <text:list-item>
          <text:list>
            <text:list-item>
              <text:p text:style-name="P10">Demo Link</text:p>
              <text:list>
                <text:list-item>
                  <text:p text:style-name="P8"><text:span text:style-name="T4">WEB: </text:span><text:a xlink:type="simple" xlink:href="http://www.pldtinnolab.com/">http://www.pldtinnolab.com/</text:a><text:span text:style-name="T4"> </text:span></text:p>
                  <text:list>
                    <text:list-item>
                      <text:p text:style-name="P8">Sample Account</text:p>
                      <text:list>
                        <text:list-item>
                          <text:p text:style-name="P8">user: allan.deguzman</text:p>
                        </text:list-item>
                        <text:list-item>
                          <text:p text:style-name="P10">pass: password</text:p>
                        </text:list-item>
                      </text:list>
                    </text:list-item>
                  </text:list>
                </text:list-item>
                <text:list-item>
                  <text:p text:style-name="P8"><text:span text:style-name="T4">CMS: </text:span><text:a xlink:type="simple" xlink:href="http://www.pldtinnolab.com/admin">http://www.pldtinnolab.com/admin</text:a></text:p>
                  <text:list>
                    <text:list-item>
                      <text:p text:style-name="P8">Admin Access</text:p>
                      <text:list>
                        <text:list-item>
                          <text:p text:style-name="P10">user: innolabadmin</text:p>
                        </text:list-item>
                        <text:list-item>
                          <text:p text:style-name="P8"><text:span text:style-name="T4">pass: kei=d2Doe}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Accomplished</text:p>
              <text:list>
                <text:list-item>
                  <text:p text:style-name="P8">Added Voucher No. on Attending Course Module</text:p>
                  <text:list>
                    <text:list-item>
                      <text:p text:style-name="P8">Client/User is now required to enter their voucher no. in order to attend a Course/Seminar</text:p>
                    </text:list-item>
                  </text:list>
                </text:list-item>
                <text:list-item>
                  <text:p text:style-name="P8">Added Voucher No. Usage Limit</text:p>
                  <text:list>
                    <text:list-item>
                      <text:p text:style-name="P8">If the voucher no. reached its usage limit, the system will no longer accept this voucher no. if used by a user/client</text:p>
                    </text:list-item>
                  </text:list>
                </text:list-item>
                <text:list-item>
                  <text:p text:style-name="P8">Import Voucher No.</text:p>
                  <text:list>
                    <text:list-item>
                      <text:p text:style-name="P8">Batch Upload of Voucher No.</text:p>
                    </text:list-item>
                  </text:list>
                </text:list-item>
                <text:list-item>
                  <text:p text:style-name="P8">Remove Voucher No. in the Registration Page</text:p>
                </text:list-item>
                <text:list-item>
                  <text:p text:style-name="P8">Fixed Bugs</text:p>
                </text:list-item>
                <text:list-item>
                  <text:p text:style-name="P8">Finish all Request from Client (Mam Bernice)</text:p>
                </text:list-item>
              </text:list>
            </text:list-item>
            <text:list-item>
              <text:p text:style-name="P15">STATUS</text:p>
              <text:list>
                <text:list-item>
                  <text:p text:style-name="P8">Waiting For Approval from Mam Bernice</text:p>
                </text:list-item>
                <text:list-item>
                  <text:p text:style-name="P8">Finish Project</text:p>
                </text:list-item>
              </text:list>
            </text:list-item>
          </text:list>
        </text:list-item>
      </text:list>
      <text:p text:style-name="Frame_20_contents"/>
      <text:p text:style-name="Frame_20_contents"/>
      <text:p text:style-name="Frame_20_contents"/>
      <text:p text:style-name="Frame_20_contents"/>
      <text:p text:style-name="P6"><text:soft-page-break/></text:p>
      <text:p text:style-name="P6">PROJECT NAME: <text:s/>Kasosyo AppSuite</text:p>
      <text:p text:style-name="P3"><text:span text:style-name="T2">TASKS ACCOMPLISHED FOR THIS WEEK</text:span><text:span text:style-name="T3"> </text:span></text:p>
      <text:p text:style-name="P4"/>
      <text:list xml:id="list1606796091" text:continue-numbering="true" text:style-name="L1">
        <text:list-item>
          <text:list>
            <text:list-item>
              <text:p text:style-name="P10">Demo Link</text:p>
              <text:list>
                <text:list-item>
                  <text:p text:style-name="P10"><text:a xlink:type="simple" xlink:href="http://appsuite.kasosyonetwork.com/">http://appsuite.kasosyonetwork.com/</text:a> </text:p>
                </text:list-item>
                <text:list-item>
                  <text:p text:style-name="P10">user: demo</text:p>
                </text:list-item>
                <text:list-item>
                  <text:p text:style-name="P10">pass: igh6Iut}*^</text:p>
                </text:list-item>
              </text:list>
            </text:list-item>
            <text:list-item>
              <text:p text:style-name="P10">Accomplished</text:p>
              <text:list>
                <text:list-item>
                  <text:p text:style-name="P10">Fixed Bugs that is Log at FlySpray</text:p>
                  <text:list>
                    <text:list-item>
                      <text:p text:style-name="P10">Removed Create User Module</text:p>
                    </text:list-item>
                    <text:list-item>
                      <text:p text:style-name="P10">Removed User Module</text:p>
                    </text:list-item>
                    <text:list-item>
                      <text:p text:style-name="P10">Removed Change Password and User name Edit module at Kasosyo Info Form</text:p>
                    </text:list-item>
                    <text:list-item>
                      <text:p text:style-name="P10">Added Change Password Module</text:p>
                    </text:list-item>
                  </text:list>
                </text:list-item>
                <text:list-item>
                  <text:p text:style-name="P10">Added “Upload Company Logo” Module</text:p>
                </text:list-item>
              </text:list>
            </text:list-item>
            <text:list-item>
              <text:p text:style-name="P11">Next Step</text:p>
              <text:list>
                <text:list-item>
                  <text:p text:style-name="P10">Add Company Logo at SI and PO PDF forms</text:p>
                </text:list-item>
              </text:list>
            </text:list-item>
          </text:list>
        </text:list-item>
      </text:list>
      <text:p text:style-name="P5"/>
      <text:p text:style-name="P6">PROJECT NAME: <text:s/>RTVM Project (AjaXplorer)</text:p>
      <text:p text:style-name="P3"><text:span text:style-name="T2">TASKS ACCOMPLISHED FOR THIS WEEK</text:span><text:span text:style-name="T3"> </text:span></text:p>
      <text:p text:style-name="P4"/>
      <text:list xml:id="list109844319" text:continue-numbering="true" text:style-name="L1">
        <text:list-item>
          <text:list>
            <text:list-item>
              <text:p text:style-name="P10">Demo Link</text:p>
              <text:list>
                <text:list-item>
                  <text:p text:style-name="P10"><text:a xlink:type="simple" xlink:href="http://192.168.69.53/web.apps/xplorer/">http://192.168.69.53/web.apps/xplorer/</text:a> </text:p>
                </text:list-item>
                <text:list-item>
                  <text:p text:style-name="P10">user: admin</text:p>
                </text:list-item>
                <text:list-item>
                  <text:p text:style-name="P10">pass: za_iFiw5+y</text:p>
                </text:list-item>
              </text:list>
            </text:list-item>
            <text:list-item>
              <text:p text:style-name="P10">Set-Up and Configure AjaXplorer</text:p>
              <text:list>
                <text:list-item>
                  <text:p text:style-name="P10">Setup Accounts, Roles, Repositories For Testing Purposes</text:p>
                </text:list-item>
                <text:list-item>
                  <text:p text:style-name="P10">Setup SAMBA FS Repositories at NAS Server (Deployment Simulation)</text:p>
                </text:list-item>
              </text:list>
            </text:list-item>
            <text:list-item>
              <text:p text:style-name="P10">Next Step</text:p>
            </text:list-item>
            <text:list-item>
              <text:p text:style-name="P10">Setup FS Mount Repositories (More efficient than SAMBA)</text:p>
            </text:list-item>
          </text:list>
        </text:list-item>
      </text:list>
      <text:p text:style-name="P5"><text:soft-page-break/></text:p>
      <text:p text:style-name="P6">PROJECT NAME: <text:s/>KahelOS Website</text:p>
      <text:p text:style-name="P3"><text:span text:style-name="T2">TASKS ACCOMPLISHED FOR THIS WEEK</text:span><text:span text:style-name="T3"> </text:span></text:p>
      <text:p text:style-name="P4"/>
      <text:list xml:id="list1082017644" text:continue-numbering="true" text:style-name="L1">
        <text:list-item>
          <text:list>
            <text:list-item>
              <text:p text:style-name="P10">Production Link</text:p>
              <text:list>
                <text:list-item>
                  <text:p text:style-name="P10"><text:a xlink:type="simple" xlink:href="http://kahelos.org/">http://kahelos.org/</text:a> </text:p>
                </text:list-item>
              </text:list>
            </text:list-item>
            <text:list-item>
              <text:p text:style-name="P10">KahelOS Website Rebirth</text:p>
            </text:list-item>
            <text:list-item>
              <text:p text:style-name="P11">Next Step</text:p>
              <text:list>
                <text:list-item>
                  <text:p text:style-name="P10">SiteM8 (CMS)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obyčejné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P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PH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reeSans" fo:font-size="9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text-properties style:font-name="Liberation Serif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128cm" style:type="center"/>
          <style:tab-stop style:position="20.258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128cm" style:type="center"/>
          <style:tab-stop style:position="20.258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2.499cm" fo:margin-right="0cm" fo:text-align="center" style:justify-single-word="false" fo:text-indent="0cm" style:auto-text-indent="false"/>
      <style:text-properties fo:color="#ff420e" style:font-name="Arial" fo:font-size="14pt" fo:font-weight="bold" style:font-size-asian="14pt" style:font-weight-asian="bold" style:font-size-complex="14pt" style:font-weight-complex="bold"/>
    </style:style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background" style:wrap="run-through" style:number-wrapped-paragraphs="no-limit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.674cm" fo:margin-bottom="0.642cm" fo:margin-left="0.704cm" fo:margin-right="0.628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width="20.258cm" svg:height="3.427cm" draw:z-index="7"><draw:image xlink:href="Pictures/10000000000003180000008616BE54A7.jpg" xlink:type="simple" xlink:show="embed" xlink:actuate="onLoad"/></draw:frame></text:p>
      </style:header>
      <style:footer>
        <text:p text:style-name="MP1"><draw:frame draw:style-name="Mfr2" draw:name="graphics1" text:anchor-type="paragraph" svg:x="0.042cm" svg:width="20.258cm" svg:height="1.15cm" draw:z-index="3"><draw:image xlink:href="Pictures/10000000000003180000002D0F1B4A86.jpg" xlink:type="simple" xlink:show="embed" xlink:actuate="onLoad"/></draw:frame></text:p>
        <text:p text:style-name="MP1">8layer. A company, a culture, an individual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5-21T11:54:54</meta:creation-date>
    <meta:editing-duration>P1DT1H44M22S</meta:editing-duration>
    <meta:editing-cycles>2183</meta:editing-cycles>
    <meta:generator>LibreOffice/3.4$Linux LibreOffice_project/340m1$Build-402</meta:generator>
    <dc:date>2013-05-14T13:38:50</dc:date>
    <dc:creator>Allan Guzman</dc:creator>
    <meta:document-statistic meta:table-count="0" meta:image-count="2" meta:object-count="0" meta:page-count="4" meta:paragraph-count="86" meta:word-count="422" meta:character-count="2565" meta:non-whitespace-character-count="2280"/>
    <meta:user-defined meta:name="Info 1"/>
    <meta:user-defined meta:name="Info 2"/>
    <meta:user-defined meta:name="Info 3"/>
    <meta:user-defined meta:name="Info 4"/>
    <meta:template xlink:type="simple" xlink:actuate="onRequest" xlink:title="8layertech-task_report" xlink:href="../8layertech-task_report.odt" meta:date="2010-05-21T11:54:54"/>
  </office:meta>
</office:document-meta>
</file>